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d8ebf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officeooo:paragraph-rsid="001d8ebf"/>
    </style:style>
    <style:style style:name="T1" style:family="text">
      <style:text-properties fo:font-weight="bold" style:font-weight-asian="bold"/>
    </style:style>
    <style:style style:name="T2" style:family="text">
      <style:text-properties fo:color="#222222" style:font-name="Arial1" style:font-name-complex="Arial2"/>
    </style:style>
    <style:style style:name="T3" style:family="text">
      <style:text-properties fo:color="#222222" style:font-name="Arial1" fo:background-color="#ffffcc" style:font-name-complex="Arial2"/>
    </style:style>
    <style:style style:name="T4" style:family="text">
      <style:text-properties fo:color="#1155cc" style:font-name="Arial1"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alytics code sent:</text:span></text:p>
      <text:p text:style-name="P2"><text:span text:style-name="T2">Here are the instructions for implementing Google</text:span><text:span text:style-name="apple-converted-space"><text:span text:style-name="T2"> </text:span></text:span><text:span text:style-name="il"><text:span text:style-name="T3">Analytics</text:span></text:span><text:span text:style-name="apple-converted-space"><text:span text:style-name="T2"> </text:span></text:span><text:span text:style-name="T2">on our website.</text:span></text:p>
      <text:p text:style-name="P2"><text:span text:style-name="T2"> </text:span></text:p>
      <text:p text:style-name="P2"><text:span text:style-name="T2">For more information, see</text:span><text:span text:style-name="apple-converted-space"><text:span text:style-name="T2"> </text:span></text:span><text:a xlink:type="simple" xlink:href="http://code.google.com/apis/analytics/docs/tracking/asyncTracking.html"><text:span text:style-name="T4">http://code.google.com/apis/</text:span></text:a><text:a xlink:type="simple" xlink:href="http://code.google.com/apis/analytics/docs/tracking/asyncTracking.html"><text:span text:style-name="il"><text:span text:style-name="T3">analytics</text:span></text:span></text:a><text:a xlink:type="simple" xlink:href="http://code.google.com/apis/analytics/docs/tracking/asyncTracking.html"><text:span text:style-name="T4">/docs/tracking/asyncTracking.html</text:span></text:a></text:p>
      <text:p text:style-name="P2"><text:span text:style-name="T2"> </text:span></text:p>
      <text:p text:style-name="P2"><text:span text:style-name="T2">Copy the following code, then paste it onto every page you want to track immediately before the closing &lt;/head&gt;tag.</text:span></text:p>
      <text:p text:style-name="P2"><text:span text:style-name="T2"> </text:span></text:p>
      <text:p text:style-name="P2"><text:span text:style-name="T2">&lt;script type="text/javascript"&gt;</text:span></text:p>
      <text:p text:style-name="P2"><text:span text:style-name="T2"> </text:span></text:p>
      <text:p text:style-name="P2"><text:span text:style-name="T2">  var _gaq = _gaq || [];</text:span></text:p>
      <text:p text:style-name="P2"><text:span text:style-name="T2">  _gaq.push(['_setAccount', 'UA-35071062-1']);</text:span></text:p>
      <text:p text:style-name="P2"><text:span text:style-name="T2">  _gaq.push(['_trackPageview']);</text:span></text:p>
      <text:p text:style-name="P2"><text:span text:style-name="T2"> </text:span></text:p>
      <text:p text:style-name="P2"><text:span text:style-name="T2">  (function() {</text:span></text:p>
      <text:p text:style-name="P2"><text:span text:style-name="T2">    var ga = document.createElement('script'); ga.type = 'text/javascript'; ga.async = true;</text:span></text:p>
      <text:p text:style-name="P2"><text:span text:style-name="T2">    ga.src = ('https:' == document.location.protocol ? '</text:span><text:span text:style-name="T4">https://ssl'</text:span><text:span text:style-name="apple-converted-space"><text:span text:style-name="T2"> </text:span></text:span><text:span text:style-name="T2">: '</text:span><text:span text:style-name="T4">http://www'</text:span><text:span text:style-name="T2">) + '.</text:span><text:a xlink:type="simple" xlink:href="http://google-analytics.com/ga.js'"><text:span text:style-name="T4">google-</text:span></text:a><text:a xlink:type="simple" xlink:href="http://google-analytics.com/ga.js'"><text:span text:style-name="il"><text:span text:style-name="T3">analytics</text:span></text:span></text:a><text:a xlink:type="simple" xlink:href="http://google-analytics.com/ga.js'"><text:span text:style-name="T4">.com/ga.js'</text:span></text:a><text:span text:style-name="T2">;</text:span></text:p>
      <text:p text:style-name="P2"><text:span text:style-name="T2">    var s = document.getElementsByTagName('script')[0]; s.parentNode.insertBefore(ga, s);</text:span></text:p>
      <text:p text:style-name="P2"><text:span text:style-name="T2">  })();</text:span></text:p>
      <text:p text:style-name="P2"><text:span text:style-name="T2"> </text:span></text:p>
      <text:p text:style-name="P2"><text:span text:style-name="T2">&lt;/script&gt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l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09:34:57.51</meta:creation-date>
    <dc:date>2012-12-12T09:35:19.52</dc:date>
    <meta:editing-duration>P0D</meta:editing-duration>
    <meta:editing-cycles>1</meta:editing-cycles>
    <meta:document-statistic meta:table-count="0" meta:image-count="0" meta:object-count="0" meta:page-count="1" meta:paragraph-count="20" meta:word-count="80" meta:character-count="774" meta:non-whitespace-character-count="680"/>
    <meta:generator>LibreOffice/3.6$Windows_x86 LibreOffice_project/58f22d5-270d05a-e2abed1-ea17a85-9b5702</meta:generator>
  </office:meta>
</office:document-meta>
</file>